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TeX Gyre Cursor" svg:font-family="'TeX Gyre Cursor'" style:font-pitch="fixed"/>
    <style:font-face style:name="DejaVu Sans Mono1" svg:font-family="'DejaVu Sans Mono'" style:font-family-generic="modern" style:font-pitch="fixed"/>
    <style:font-face style:name="Linux Libertine O" svg:font-family="'Linux Libertine O'"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WWNum1">
      <style:paragraph-properties fo:text-align="start"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font-size="12pt" style:text-underline-style="none" style:font-size-asian="12pt" style:font-size-complex="12pt"/>
    </style:style>
    <style:style style:name="P5" style:family="paragraph" style:parent-style-name="Standard">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style:text-underline-style="none" officeooo:paragraph-rsid="000269e3" style:font-size-asian="12pt" style:font-style-asian="normal" style:font-size-complex="12pt" style:font-style-complex="normal"/>
    </style:style>
    <style:style style:name="P7" style:family="paragraph" style:parent-style-name="Standard">
      <style:paragraph-properties fo:text-align="start" style:justify-single-word="false"/>
      <style:text-properties fo:font-size="12pt" fo:font-style="normal" style:text-underline-style="none" officeooo:rsid="0000a242" officeooo:paragraph-rsid="0000a242" style:font-size-asian="12pt" style:font-style-asian="normal" style:font-size-complex="12pt" style:font-style-complex="normal"/>
    </style:style>
    <style:style style:name="P8" style:family="paragraph" style:parent-style-name="Standard">
      <style:paragraph-properties fo:text-align="start" style:justify-single-word="false"/>
      <style:text-properties fo:font-size="12pt" fo:font-style="normal" style:text-underline-style="none" officeooo:rsid="0000a242" officeooo:paragraph-rsid="000269e3" style:font-size-asian="12pt" style:font-style-asian="normal" style:font-size-complex="12pt" style:font-style-complex="normal"/>
    </style:style>
    <style:style style:name="P9" style:family="paragraph" style:parent-style-name="Standard">
      <style:paragraph-properties fo:text-align="center" style:justify-single-word="false"/>
      <style:text-properties fo:font-size="12pt" fo:font-style="normal" style:text-underline-style="none" officeooo:rsid="0000a242" officeooo:paragraph-rsid="0000a242" style:font-size-asian="12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style:text-underline-style="none" officeooo:rsid="000269e3" officeooo:paragraph-rsid="000269e3" style:font-size-asian="12pt" style:font-style-asian="normal" style:font-size-complex="12pt" style:font-style-complex="normal"/>
    </style:style>
    <style:style style:name="P11" style:family="paragraph" style:parent-style-name="Standard">
      <style:paragraph-properties fo:text-align="start" style:justify-single-word="false"/>
      <style:text-properties fo:font-size="12pt" fo:font-style="normal" style:text-underline-style="none" officeooo:rsid="00040834" officeooo:paragraph-rsid="00040834" style:font-size-asian="12pt" style:font-style-asian="normal" style:font-size-complex="12pt" style:font-style-complex="normal"/>
    </style:style>
    <style:style style:name="P12"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3" style:family="paragraph" style:parent-style-name="Standard">
      <style:paragraph-properties fo:text-align="start" style:justify-single-word="false"/>
      <style:text-properties officeooo:rsid="00051f65" officeooo:paragraph-rsid="00051f65"/>
    </style:style>
    <style:style style:name="P14" style:family="paragraph" style:parent-style-name="Standard">
      <style:paragraph-properties fo:text-align="start" style:justify-single-word="false"/>
      <style:text-properties officeooo:rsid="000574c4" officeooo:paragraph-rsid="000574c4"/>
    </style:style>
    <style:style style:name="P15" style:family="paragraph" style:parent-style-name="Standard">
      <style:paragraph-properties fo:text-align="start" style:justify-single-word="false"/>
      <style:text-properties officeooo:rsid="0006cd4f" officeooo:paragraph-rsid="0006cd4f"/>
    </style:style>
    <style:style style:name="P16" style:family="paragraph" style:parent-style-name="Standard" style:master-page-name="Standard">
      <style:paragraph-properties fo:text-align="center" style:justify-single-word="false" style:page-number="auto"/>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font-size="14pt" style:font-size-asian="14pt" style:font-size-complex="14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style:text-underline-style="none" style:font-size-asian="12pt" style:font-size-complex="12pt"/>
    </style:style>
    <style:style style:name="T5" style:family="text">
      <style:text-properties fo:font-size="12pt" style:text-underline-style="none" officeooo:rsid="0009931c" style:font-size-asian="12pt" style:font-size-complex="12pt"/>
    </style:style>
    <style:style style:name="T6" style:family="text">
      <style:text-properties fo:font-size="12pt" fo:font-style="italic" style:text-underline-style="none" style:font-size-asian="12pt" style:font-style-asian="italic" style:font-size-complex="12pt" style:font-style-complex="italic"/>
    </style:style>
    <style:style style:name="T7" style:family="text">
      <style:text-properties fo:font-size="12pt" fo:font-style="normal" style:text-underline-style="none" style:font-size-asian="12pt" style:font-style-asian="normal" style:font-size-complex="12pt" style:font-style-complex="normal"/>
    </style:style>
    <style:style style:name="T8" style:family="text">
      <style:text-properties fo:font-size="12pt" fo:font-style="normal" style:text-underline-style="none" officeooo:rsid="0006cd4f" style:font-size-asian="12pt" style:font-style-asian="normal" style:font-size-complex="12pt" style:font-style-complex="normal"/>
    </style:style>
    <style:style style:name="T9" style:family="text">
      <style:text-properties fo:font-size="12pt" fo:font-style="normal" style:text-underline-style="none" officeooo:rsid="0008c87d" style:font-size-asian="12pt" style:font-style-asian="normal" style:font-size-complex="12pt" style:font-style-complex="normal"/>
    </style:style>
    <style:style style:name="T10"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color="#0066b3" style:font-name="DejaVu Sans Mono" fo:font-size="10pt" fo:font-style="normal" style:text-underline-style="none" style:font-size-asian="10pt" style:font-style-asian="normal" style:font-size-complex="10pt" style:font-style-complex="normal"/>
    </style:style>
    <style:style style:name="T16" style:family="text">
      <style:text-properties fo:color="#0066b3" style:font-name="DejaVu Sans Mono" fo:font-size="10pt" fo:font-style="normal" style:font-size-asian="10pt" style:font-style-asian="normal" style:font-size-complex="10pt" style:font-style-complex="normal"/>
    </style:style>
    <style:style style:name="T17" style:family="text">
      <style:text-properties fo:color="#000000"/>
    </style:style>
    <style:style style:name="T18" style:family="text">
      <style:text-properties officeooo:rsid="000269e3"/>
    </style:style>
    <style:style style:name="T19" style:family="text">
      <style:text-properties officeooo:rsid="00040834"/>
    </style:style>
    <style:style style:name="T20" style:family="text">
      <style:text-properties officeooo:rsid="00051f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User Guide</text:span></text:p>
      <text:p text:style-name="P1"><text:span text:style-name="T3">Overview</text:span></text:p>
      <text:p text:style-name="P1"><text:span text:style-name="T5">diseaseSim.py’s </text:span><text:span text:style-name="T4">purpose is to simulate the outbreak of a disease based on a number of user defined variables. The variables that can be defined are: </text:span></text:p>
      <text:p text:style-name="P4"/>
      <text:list xml:id="list844950620" text:style-name="WWNum1">
        <text:list-item>
          <text:p text:style-name="P2"><text:span text:style-name="T6">Neighbourhood type</text:span><text:span text:style-name="T4"> – this will either be ‘Moore’ or ‘Von Neumann’ cellular automata neighbourhoods. This will determine the ‘rules’ of the simulation and what the population is allowed to interact with and how they will behave each timestep. </text:span></text:p>
        </text:list-item>
        <text:list-item>
          <text:p text:style-name="P2"><text:span text:style-name="T6">Grid type</text:span><text:span text:style-name="T4"> – this will instruct the program to either [1. Run using a default area (see </text:span><text:span text:style-name="T6">columns</text:span><text:span text:style-name="T4"> and </text:span><text:span text:style-name="T6">rows</text:span><text:span text:style-name="T4">)] or [2. Search the local directory for a ‘barriers.csv’ file that can be used to manually determine the ‘grid space’ and rows and columns (see ‘barriers.csv’ definition)].</text:span></text:p>
        </text:list-item>
        <text:list-item>
          <text:p text:style-name="P2"><text:span text:style-name="T6">Starting population</text:span><text:span text:style-name="T4"> – which must be an integer greater than or equal to 0. This variable will populate the simulation and assign ‘people’ to a random location in the </text:span><text:span text:style-name="T6">grid</text:span><text:span text:style-name="T4">. It is determined by the user entering a value and is then recalculated when the user specifies </text:span><text:span text:style-name="T6">starting infected </text:span><text:span text:style-name="T7">and </text:span><text:span text:style-name="T6">starting immune</text:span><text:span text:style-name="T7">.</text:span></text:p>
        </text:list-item>
        <text:list-item>
          <text:p text:style-name="P2"><text:span text:style-name="T6">Starting infected</text:span><text:span text:style-name="T4"> – this must be another integer greater than or equal to 0. It will determine how many of the </text:span><text:span text:style-name="T6">Starting population</text:span><text:span text:style-name="T4"> gets converted into an ‘infected person’. </text:span></text:p>
        </text:list-item>
        <text:list-item>
          <text:p text:style-name="P2"><text:span text:style-name="T6">Starting immune – </text:span><text:span text:style-name="T7">this must be another integer greater than or equal to 0. This variable will determine how many of the </text:span><text:span text:style-name="T6">Starting population</text:span><text:span text:style-name="T7"> gets converted into an ‘immune person’. </text:span></text:p>
        </text:list-item>
        <text:list-item>
          <text:p text:style-name="P2"><text:span text:style-name="T6">Timesteps – </text:span><text:span text:style-name="T7">this must be another integer greater than or equal to 0. It determines the number of calculations each simulation should perform according to the neighbourhood type. Each timestep is equivalent to one calculation of the type.</text:span></text:p>
        </text:list-item>
        <text:list-item>
          <text:p text:style-name="P2"><text:span text:style-name="T6">Probability of infection –</text:span><text:span text:style-name="T7"> this must be a float less than 1 and greater than 0. It determines the chance of each ‘person’ infecting another ‘person’ if they are standing next to one another (on the same ‘grid space’).</text:span></text:p>
        </text:list-item>
        <text:list-item>
          <text:p text:style-name="P2"><text:span text:style-name="T6">Probability of recovery –</text:span><text:span text:style-name="T7"> this must be another float less than 1 and greater than 0. It determines the chances of an ‘infected person’ recovering the next </text:span><text:span text:style-name="T6">timestep.</text:span></text:p>
        </text:list-item>
        <text:list-item>
          <text:p text:style-name="P2"><text:span text:style-name="T6">Probability of death – </text:span><text:span text:style-name="T7">this must be another float less than 1 and greater than 0. It determines the chances of an ‘infected person’ dying. In other words, this will decrease the ‘total population’. (Note: please see the bugs at the bottom of the page).</text:span></text:p>
        </text:list-item>
        <text:list-item>
          <text:p text:style-name="P2"><text:span text:style-name="T6">Columns –</text:span><text:span text:style-name="T7"> this is an integer greater than or equal to 0. It is the quantity which defines the horizontal axis of the ‘grid space’.</text:span></text:p>
        </text:list-item>
        <text:list-item>
          <text:p text:style-name="P2"><text:span text:style-name="T6">Rows – </text:span><text:span text:style-name="T7">this is an integer greater than or equal to 0. It is the quantity which defines the vertical axis of the ‘grid space’.</text:span></text:p>
        </text:list-item>
        <text:list-item>
          <text:p text:style-name="P2"><text:span text:style-name="T6">Printing timesteps –</text:span><text:span text:style-name="T7"> this is a char input (either ‘y’ or ‘n’) and will determine whether the ‘grid space’ will be displayed on the screen.</text:span></text:p>
        </text:list-item>
      </text:list>
      <text:p text:style-name="P5"/>
      <text:p text:style-name="P5"/>
      <text:p text:style-name="P1"><text:span text:style-name="T10">Definitions</text:span></text:p>
      <text:p text:style-name="P1"><text:span text:style-name="T7">Barriers: This refers to a special cell in the ‘grid space’ that prevents ‘people’ from entering into and moving through.</text:span></text:p>
      <text:p text:style-name="P12"/>
      <text:p text:style-name="P1"><text:span text:style-name="T7">barriers.csv: This refers to a specified file that exists in the program’s local directory. It contains 1s and 0s arranged so as to determine the ‘grid space’. The 1s define the cell location for ‘Barriers’ whereas the 0s define the location of vacant cells that the ‘People’ can move into and through.</text:span></text:p>
      <text:p text:style-name="P12"/>
      <text:p text:style-name="P1"><text:span text:style-name="T7">Grid space: This refers to the arrays of cells (calculated by the number of [</text:span><text:span text:style-name="T6">columns - </text:span><text:span text:style-name="T7">1]</text:span><text:span text:style-name="T6"> </text:span><text:span text:style-name="T7">multiplied by the number of [</text:span><text:span text:style-name="T6">rows</text:span><text:span text:style-name="T7"> – 1]) that store either ‘Barriers’ or ‘People’ when the simulation runs.</text:span></text:p>
      <text:p text:style-name="P12"/>
      <text:p text:style-name="P1"><text:span text:style-name="T7">People: This simply refers to the sum of the </text:span><text:span text:style-name="T6">starting population + infected population + immune population (</text:span><text:span text:style-name="T7">which are recalculated each timestep) as a collective group.</text:span></text:p>
      <text:p text:style-name="P1"><text:span text:style-name="T10"/></text:p>
      <text:p text:style-name="P1"><text:soft-page-break/><text:span text:style-name="T10">Default Operating Instructions</text:span></text:p>
      <text:p text:style-name="P1"><text:span text:style-name="T7">1) Run the program using python 3 in a terminal window.</text:span></text:p>
      <text:p text:style-name="P1"><text:span text:style-name="T7">2) Input the specified parameters according to the instructions on screen when prompted.</text:span></text:p>
      <text:p text:style-name="P1"><text:span text:style-name="T7">3) Upon completion of the parameter inputs, you will be given the option to run the simulation, quit the program, or change the parameters if you wish.</text:span></text:p>
      <text:p text:style-name="P1"><text:span text:style-name="T7">4) If you do not wish to change the inputs or quit, simply start the simulation.</text:span></text:p>
      <text:p text:style-name="P1"><text:span text:style-name="T7">5) The simulation will begin to run and after it is finished it will prompt the user if they would like a copy of the results.</text:span></text:p>
      <text:p text:style-name="P1"><text:span text:style-name="T7">6) A ‘summary_of_results.txt’ file will be written to the program’s local directory containing information about the simulation as well as the parameters that were utilised.</text:span></text:p>
      <text:p text:style-name="P1"><text:span text:style-name="T7">7) The program will stop running.</text:span></text:p>
      <text:p text:style-name="P5"/>
      <text:p text:style-name="P5"/>
      <text:p text:style-name="P1"><text:span text:style-name="T10">Parameter Sweep Operation Instructions</text:span></text:p>
      <text:p text:style-name="P1"><text:span text:style-name="T7">By running the program using the ‘params.sh’ shell script the user is able to bypass the console inputs and perform multiple simulations in quick succession. The script takes a total of 14 console inputs </text:span><text:span text:style-name="T9">which</text:span><text:span text:style-name="T7"> are described (in italics) below </text:span><text:span text:style-name="T9">and will use ‘barriers.csv’ as the specified ‘grid space’. </text:span></text:p>
      <text:p text:style-name="P1"><text:span text:style-name="T7"><text:tab/>1. Neighbourhood type (</text:span><text:span text:style-name="T6">M</text:span><text:span text:style-name="T7"> or </text:span><text:span text:style-name="T6">V</text:span><text:span text:style-name="T7">)</text:span></text:p>
      <text:p text:style-name="P1"><text:span text:style-name="T7"><text:tab/>2. Starting population (</text:span><text:span text:style-name="T6">integer &gt;= 0</text:span><text:span text:style-name="T7">)</text:span></text:p>
      <text:p text:style-name="P1"><text:span text:style-name="T7"><text:tab/>3. Starting infected population (</text:span><text:span text:style-name="T6">integer &gt;= 0</text:span><text:span text:style-name="T7">)</text:span></text:p>
      <text:p text:style-name="P1"><text:span text:style-name="T7"><text:tab/>4. Starting immune population (</text:span><text:span text:style-name="T6">integer &gt;= 0</text:span><text:span text:style-name="T7">)</text:span></text:p>
      <text:p text:style-name="P1"><text:span text:style-name="T7"><text:tab/>5. Number of timesteps (</text:span><text:span text:style-name="T6">integer &gt;= 0</text:span><text:span text:style-name="T7">)</text:span></text:p>
      <text:p text:style-name="P1"><text:span text:style-name="T7"><text:tab/>6. Probability of infection [starting] (</text:span><text:span text:style-name="T6">float</text:span><text:span text:style-name="T7">)</text:span></text:p>
      <text:p text:style-name="P1"><text:span text:style-name="T7"><text:tab/>7. Probability of infection [stopping] (</text:span><text:span text:style-name="T6">float</text:span><text:span text:style-name="T7">)</text:span></text:p>
      <text:p text:style-name="P1"><text:span text:style-name="T7"><text:tab/>8. Probability of infection [stepping] (</text:span><text:span text:style-name="T6">float</text:span><text:span text:style-name="T7">)</text:span></text:p>
      <text:p text:style-name="P1"><text:span text:style-name="T7"><text:tab/>9. Probability of recovery [starting] (</text:span><text:span text:style-name="T6">float</text:span><text:span text:style-name="T7">)</text:span></text:p>
      <text:p text:style-name="P1"><text:span text:style-name="T7"><text:tab/>10. Probability of recovery [stopping] (</text:span><text:span text:style-name="T6">float</text:span><text:span text:style-name="T7">)</text:span></text:p>
      <text:p text:style-name="P1"><text:span text:style-name="T7"><text:tab/>11. Probability of recovery [stepping] (</text:span><text:span text:style-name="T6">float</text:span><text:span text:style-name="T7">)</text:span></text:p>
      <text:p text:style-name="P1"><text:span text:style-name="T7"><text:tab/>12. Probability of death [starting] (</text:span><text:span text:style-name="T6">float</text:span><text:span text:style-name="T7">)</text:span></text:p>
      <text:p text:style-name="P1"><text:span text:style-name="T7"><text:tab/>13. Probability of death [stopping] (</text:span><text:span text:style-name="T6">float</text:span><text:span text:style-name="T7">)</text:span></text:p>
      <text:p text:style-name="P1"><text:span text:style-name="T7"><text:tab/>14. Probability of death [stepping] (</text:span><text:span text:style-name="T6">float</text:span><text:span text:style-name="T7">)</text:span></text:p>
      <text:p text:style-name="P1"><text:span text:style-name="T7"/></text:p>
      <text:p text:style-name="P1"><text:span text:style-name="T7">1) So, </text:span><text:span text:style-name="T9">(</text:span><text:span text:style-name="T7">as a recommended example </text:span><text:span text:style-name="T9">for the parameters)</text:span><text:span text:style-name="T7">, you could type </text:span><text:span text:style-name="T9">this </text:span><text:span text:style-name="T7">into the console:</text:span></text:p>
      <text:p text:style-name="P3"><text:span text:style-name="T15">sh params.sh M 100 5 1 10 0.1 0.5 0.1 0.1 0.5 0.1 0.1 0.5 0.1</text:span></text:p>
      <text:p text:style-name="P1"><text:span text:style-name="T7">2) By executing the above command the shell script will start the program and run 125 separate <text:tab/>experiments all in quick succession. <text:line-break/>2a) The script will create a new directory ‘Simulation_Parameter_Sweep_</text:span><text:span text:style-name="T6">Date</text:span><text:span text:style-name="T7">_</text:span><text:span text:style-name="T6">Time</text:span><text:span text:style-name="T7">’ and copy all <text:tab/>relevant files into it. <text:line-break/>2b) It will then create another directory inside ‘trial_stats’ where it will move the respective <text:tab/>experiment’s ‘diseaseSim_Trial_</text:span><text:span text:style-name="T6">Number</text:span><text:span text:style-name="T7">.txt</text:span><text:span text:style-name="T6">’ </text:span><text:span text:style-name="T7">output file in to once it has been created. <text:line-break/><text:tab/>Each individual experiment will be logged when completed in the terminal window and will <text:tab/>output this individual statistics file into the ‘trial_stats’ directory.</text:span></text:p>
      <text:p text:style-name="P1"><text:span text:style-name="T7">2c) As the program continues to run, it will update a ‘summary_of_results.txt’ file back in the <text:tab/>‘Simulation_Parameter_Sweep_</text:span><text:span text:style-name="T6">Date_Time</text:span><text:span text:style-name="T7">’ directory. This serves as a single txt file that <text:tab/>contains all of the experiment’s data in ‘trial_stats’.</text:span></text:p>
      <text:p text:style-name="P1"><text:span text:style-name="T7">2d) Finally as the program continues to run and eventually ends, it will update a <text:tab/>‘greater_statistics.txt’ file in the ‘Simulation_Parameter_Sweep_</text:span><text:span text:style-name="T6">Date_Time</text:span><text:span text:style-name="T7">’ directory. </text:span></text:p>
      <text:p text:style-name="P1"><text:span text:style-name="T7"><text:tab/>This ‘greater_statistics.txt’ file calculates and writes collective statistics using <text:tab/>‘summary_of_results.txt’ as an input for it’s calculations. <text:line-break/><text:tab/>This file continuously updates in case the program stops or crashes.</text:span></text:p>
      <text:p text:style-name="P1"><text:span text:style-name="T7">3) The shell command will finish and the program will stop generating files and data.</text:span></text:p>
      <text:p text:style-name="P13"><text:span text:style-name="T10"/></text:p>
      <text:p text:style-name="P13"><text:soft-page-break/><text:span text:style-name="T10">Code Summary</text:span></text:p>
      <text:p text:style-name="P9"><text:tab/><text:span text:style-name="T17">Please note that this is just a brief summary of some of the code.</text:span> </text:p>
      <text:p text:style-name="P9"/>
      <text:p text:style-name="P8">The <text:span text:style-name="T19">program </text:span>can be broken down into<text:span text:style-name="T19"> three main pa</text:span>rts. The first part of the <text:span text:style-name="T19">program defines all of the functions that are used. The second part is the code that executes </text:span>if the program is not <text:span text:style-name="T19">using a parameter sweep, contrary to the third section</text:span> <text:span text:style-name="T19">which </text:span>executes if there is <text:span text:style-name="T19">a script </text:span>being u<text:span text:style-name="T19">tilised</text:span>. </text:p>
      <text:p text:style-name="P8"/>
      <text:p text:style-name="P11">The first part of the code consists of all of the functions. The biggest three are all functions called when writing statistics files at the end of the program. These are <text:span text:style-name="T20">the</text:span> ‘summary()’, ‘output()’, and ‘statsprint()’ <text:span text:style-name="T20">functions</text:span>. <text:span text:style-name="T20">Although these three don’t necessarily have to be defined as</text:span> functions <text:span text:style-name="T20">(</text:span>since they could <text:span text:style-name="T20">have been </text:span>easily implemented into the main body of the code<text:span text:style-name="T20">)</text:span> I felt that in order to keep the code somewhat structured and organised it would <text:span text:style-name="T20">have </text:span>be better to have them as defined functions <text:span text:style-name="T20">in order to improve its readability</text:span>. <text:span text:style-name="T20">[Note: This section ends at ‘#Start of Program Code’]</text:span> </text:p>
      <text:p text:style-name="P8"/>
      <text:p text:style-name="P8">The <text:span text:style-name="T19">second part</text:span> of the<text:span text:style-name="T19"> </text:span>code relies on system inputs (via the terminal) in order to execute.</text:p>
      <text:p text:style-name="P8">The print() and input() functions are <text:span text:style-name="T20">implemented</text:span> <text:span text:style-name="T20">to communicate with the user </text:span>so that <text:span text:style-name="T20">he or she </text:span>can define the variables that are required to run the program. Although I have not written in input exceptions for all possible inputs, (please see known bugs), I have chosen to do the main ones <text:span text:style-name="T20">(s</text:span>uch as if the user inputs a character or float instead of an integer and vice versa<text:span text:style-name="T20">)</text:span>. <text:line-break/>One of the biggest parts of this section of the code is the ‘#confirmation screen selection’ <text:span text:style-name="T18">which </text:span>determines what input parameter is updated <text:span text:style-name="T18">based</text:span> on what the user selects to change. <text:span text:style-name="T18">Despite this part increasing the usability and accessibility of the program, </text:span>I am rather disappointed <text:span text:style-name="T18">with it since </text:span>it looks very messy and I do not think it is the most efficient way to accomplish <text:span text:style-name="T18">the task. Furthermore, it is not necessarily needed for the simulation to run properly and is more of a novelty feature rather than a core one. </text:span></text:p>
      <text:p text:style-name="P7"><text:span text:style-name="T20">Despite this however, I am </text:span>pleased with how the rest of the ‘non-parameter sweep <text:span text:style-name="T18">section</text:span>’ of the code works. <text:span text:style-name="T18">This includes how the core code builds the game world (e.g. reading the csv file) as well as the ‘end screen options’ for generating an output file.</text:span></text:p>
      <text:p text:style-name="P10"/>
      <text:p text:style-name="P10">The <text:span text:style-name="T19">third portion</text:span> of the code uses the parameter sweep inputs as a basis for the variables. I found this part of the code rather difficult to implement since it involved the use of a .sh file. Although I could have chosen to implement another (start, stop, step) looping procedure<text:span text:style-name="T20">s</text:span> for the number of people in the simulation <text:span text:style-name="T20">and</text:span> different timesteps, I chose to <text:span text:style-name="T20">only implement loops for the </text:span>probability variables <text:span text:style-name="T20">to reduce the runtime of the parameter sweep. </text:span></text:p>
      <text:p text:style-name="P10">Furthermore, <text:span text:style-name="T20">it would be</text:span> relatively simple to run a parameter sweep and compare the difference between <text:span text:style-name="T20">(for example) </text:span>a population of 100 <text:span text:style-name="T20">against </text:span>a population of 500. <text:span text:style-name="T20">All you would </text:span>need to <text:span text:style-name="T20">do is run </text:span>the program with different population parameters and compare the<text:span text:style-name="T20">ir</text:span> ‘greater_statistics.txt’ files.</text:p>
      <text:p text:style-name="P6"><text:span text:style-name="T18">The read and write system I chose to implement in the program is not at all efficient but it does create an intuative directory structure and a method for outputting the files. Since I am updating the ‘greater_statistics.txt’ file each time, if the program crashed I would still have access to the results (up until that point). Similarly, the ‘summary_of_results.txt’ file also updates continuously as the program runs. This ensures data security and (although it would be much faster and efficient to calculate the averages at the end of the program), it makes sense to calculate it on the go in case someone wanted to stop the program once they had achieved their desired statistical outcomes. </text:span></text:p>
      <text:p text:style-name="P6"/>
      <text:p text:style-name="P5"/>
      <text:p text:style-name="P5"/>
      <text:p text:style-name="P5"/>
      <text:p text:style-name="P5"/>
      <text:p text:style-name="P5"/>
      <text:p text:style-name="P5"/>
      <text:p text:style-name="P5"/>
      <text:p text:style-name="P1"><text:soft-page-break/><text:span text:style-name="T10">Known bugs:</text:span><text:span text:style-name="T7"> </text:span></text:p>
      <text:p text:style-name="P5"/>
      <text:p text:style-name="P1"><text:span text:style-name="T7">One bug in the program (that is fixable) is how the program defines the uninfected population:</text:span></text:p>
      <text:p text:style-name="P3"><text:span text:style-name="T7">‘total uninfected’ = </text:span><text:span text:style-name="T6">starting population – starting infected – starting immune.</text:span></text:p>
      <text:p text:style-name="P1"><text:span text:style-name="T7">If </text:span><text:span text:style-name="T6">starting population</text:span><text:span text:style-name="T7"> is given a value of 0, or if </text:span><text:span text:style-name="T6">starting infected </text:span><text:span text:style-name="T7">or </text:span><text:span text:style-name="T6">starting immune </text:span><text:span text:style-name="T7">are greater than </text:span><text:span text:style-name="T6">starting population, </text:span><text:span text:style-name="T7">due to negative values, this has the potential to break the simulation.</text:span></text:p>
      <text:p text:style-name="P4"/>
      <text:p text:style-name="P1"><text:span text:style-name="T7">Another bug (that is also fixable) is how the program interacts and takes in the values of the ‘barriers.csv’ file. If the ‘barriers.csv’ file does not contain a valid ‘grid space’ the program will still try to use ‘barriers.csv’ which can potentially ruin the simulation.</text:span></text:p>
      <text:p text:style-name="P1"><text:span text:style-name="T7"/></text:p>
      <text:p text:style-name="P14"><text:span text:style-name="T7">Another bug that is observable is if the user </text:span><text:span text:style-name="T8">does not input the exact parameters he or she wants as well as the correct parameter types (as described in the instructions above) into their parameter sweep, the script will fail to run with the program.</text:span></text:p>
      <text:p text:style-name="P14"><text:span text:style-name="T8"/></text:p>
      <text:p text:style-name="P15"><text:span text:style-name="T8">A </text:span><text:span text:style-name="T7">final bug (that is fixable) is if the user does not properly define a variable in the parameter sweep. For example, if the user gives the parameter sweep a negative integer, the program will still attempt to run and (if it can) not produce an accurate simulation. If the value will not be taken by the diseaseSim.py, the parameter sweep will simply f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TeX Gyre Cursor" svg:font-family="'TeX Gyre Cursor'" style:font-pitch="fixed"/>
    <style:font-face style:name="DejaVu Sans Mono1" svg:font-family="'DejaVu Sans Mono'" style:font-family-generic="modern" style:font-pitch="fixed"/>
    <style:font-face style:name="Linux Libertine O" svg:font-family="'Linux Libertine O'"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AU"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18:17:46</meta:creation-date>
    <dc:language>en-AU</dc:language>
    <dc:date>2019-05-27T21:53:01.215462675</dc:date>
    <meta:editing-cycles>5</meta:editing-cycles>
    <meta:editing-duration>PT7M17S</meta:editing-duration>
    <meta:generator>LibreOffice/6.0.7.3$Linux_X86_64 LibreOffice_project/00m0$Build-3</meta:generator>
    <meta:document-statistic meta:table-count="0" meta:image-count="0" meta:object-count="0" meta:page-count="4" meta:paragraph-count="68" meta:word-count="1916" meta:character-count="11521" meta:non-whitespace-character-count="9626"/>
  </office:meta>
</office:document-meta>
</file>